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374151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374151" style:font-name="S hne" fo:font-size="12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374151" style:font-name="S hne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74151" fo:letter-spacing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Résumé du Projet Java avec OpenOffice</text:span></text:span></text:p>
      <text:p text:style-name="P1"><text:span text:style-name="Strong_20_Emphasis">IDE Choisi :</text:span> J'ai choisi Visual Studio Code comme environnement de développement intégré (IDE) pour ce projet Java <text:s/>e<text:span text:style-name="T3">n raison de sa légèreté, de sa polyvalence et de son extensibilité. </text:span></text:p>
      <text:p text:style-name="P2"/>
      <text:p text:style-name="P1"><text:span text:style-name="Strong_20_Emphasis"><text:span text:style-name="T1">Problèmes Rencontrés</text:span></text:span><text:span text:style-name="Strong_20_Emphasis"> :</text:span><text:span text:style-name="T5"> </text:span><text:span text:style-name="T2">Un des principaux problèmes rencontrés était l'incapacité d'utiliser Javadoc de manière efficace dans Visual Studio Code. Je n'ai pas réussi à documenter correctement mon code en utilisant les conventions Javadoc. Malheureusement, faute de temps et de compréhension complète des concepts, je n'ai pas pu résoudre ce problème , c'est pareil pour les exercices non fait aussi .</text:span> </text:p>
      <text:p text:style-name="P1"/>
      <text:p text:style-name="P1">Sokhna Diarra Faye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S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S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arra faye</meta:initial-creator>
    <meta:creation-date>2024-01-16T21:47:14.64</meta:creation-date>
    <dc:date>2024-01-16T22:48:10.08</dc:date>
    <dc:creator>Diarra faye</dc:creator>
    <meta:editing-duration>PT1H54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4" meta:word-count="99" meta:character-count="639"/>
  </office:meta>
</office:document-meta>
</file>